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3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4.064cm" svg:height="1.778cm" svg:x="11.287cm" svg:y="2.27cm">
          <text:p text:style-name="P1">Registry</text:p>
        </draw:rect>
        <draw:rect draw:style-name="gr1" draw:text-style-name="P1" xml:id="id1" draw:id="id1" draw:layer="layout" svg:width="4.699cm" svg:height="1.778cm" svg:x="2.143cm" svg:y="9.382cm">
          <text:p text:style-name="P1">Buyer's Phone</text:p>
        </draw:rect>
        <draw:rect draw:style-name="gr1" draw:text-style-name="P1" draw:layer="layout" svg:width="4.699cm" svg:height="1.778cm" svg:x="11.16cm" svg:y="9.382cm">
          <text:p text:style-name="P1">Relay Phone</text:p>
        </draw:rect>
        <draw:rect draw:style-name="gr1" draw:text-style-name="P1" draw:layer="layout" svg:width="4.699cm" svg:height="1.778cm" svg:x="20.685cm" svg:y="9.382cm">
          <text:p text:style-name="P1">Seller's Phone</text:p>
        </draw:rect>
        <draw:rect draw:style-name="gr1" draw:text-style-name="P1" draw:layer="layout" svg:width="4.699cm" svg:height="1.778cm" svg:x="11.541cm" svg:y="16.748cm">
          <text:p text:style-name="P1">Transaction</text:p>
          <text:p text:style-name="P1">Authority</text:p>
        </draw:rect>
        <draw:frame draw:style-name="gr2" draw:layer="layout" svg:width="2.54cm" svg:height="1.143cm" svg:x="1.635cm" svg:y="1.508cm">
          <draw:text-box>
            <text:p>Step 1</text:p>
          </draw:text-box>
        </draw:frame>
        <draw:connector draw:style-name="gr3" draw:text-style-name="P1" draw:layer="layout" draw:type="lines" svg:x1="4.492cm" svg:y1="9.382cm" svg:x2="11.287cm" svg:y2="3.159cm" draw:start-shape="id1" draw:start-glue-point="0" draw:end-shape="id2" draw:end-glue-point="3" svg:d="M4492 9382v-501l6294-5722h501">
          <text:p text:style-name="P1">1) Get Seller's public key</text:p>
          <text:p text:style-name="P1">2) Get Seller's current IP address</text:p>
        </draw:connector>
        <draw:frame draw:style-name="gr4" draw:layer="layout" svg:width="12.192cm" svg:height="2.387cm" svg:x="1.254cm" svg:y="11.567cm">
          <draw:text-box>
            <text:p>3) Decrypt token - Buyer's private key</text:p>
            <text:p>4) Encrypt token - Seller's public ke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4T09:28:04.48</meta:creation-date>
    <dc:date>2014-08-24T09:33:19.56</dc:date>
    <meta:editing-duration>PT5M14S</meta:editing-duration>
    <meta:editing-cycles>3</meta:editing-cycles>
    <meta:generator>OpenOffice/4.1.0$Win32 OpenOffice.org_project/410m18$Build-9764</meta:generator>
    <meta:document-statistic meta:object-count="8"/>
  </office:meta>
</office:document-meta>
</file>